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38in" style:rel-column-width="7281*"/>
    </style:style>
    <style:style style:name="Table1.B" style:family="table-column">
      <style:table-column-properties style:column-width="0.7438in" style:rel-column-width="72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8in" style:rel-column-width="728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438in" style:rel-column-width="72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7438in" style:rel-column-width="728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7438in" style:rel-column-width="728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438in" style:rel-column-width="728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I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f0e2" officeooo:paragraph-rsid="001cbaf8"/>
    </style:style>
    <style:style style:name="P2" style:family="paragraph" style:parent-style-name="Preformatted_20_Text">
      <style:text-properties officeooo:rsid="0019f0e2" officeooo:paragraph-rsid="0019f0e2"/>
    </style:style>
    <style:style style:name="P3" style:family="paragraph" style:parent-style-name="Preformatted_20_Text">
      <style:text-properties officeooo:rsid="0019f0e2" officeooo:paragraph-rsid="001bae17"/>
    </style:style>
    <style:style style:name="P4" style:family="paragraph" style:parent-style-name="Preformatted_20_Text">
      <style:text-properties officeooo:rsid="0019f0e2" officeooo:paragraph-rsid="001cbaf8"/>
    </style:style>
    <style:style style:name="P5" style:family="paragraph" style:parent-style-name="Preformatted_20_Text">
      <style:text-properties style:font-name="Liberation Mono" fo:font-size="10pt" officeooo:rsid="0019f0e2" officeooo:paragraph-rsid="0019f0e2" style:font-name-asian="Nimbus Mono L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19f0e2" officeooo:paragraph-rsid="001bae17" style:font-name-asian="Nimbus Mono L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19f0e2" officeooo:paragraph-rsid="001cbaf8" style:font-name-asian="Nimbus Mono L" style:font-size-asian="10pt" style:font-name-complex="Liberation Mono" style:font-size-complex="10pt"/>
    </style:style>
    <style:style style:name="P8" style:family="paragraph" style:parent-style-name="Preformatted_20_Text">
      <style:text-properties fo:font-weight="bold" officeooo:rsid="0019f0e2" officeooo:paragraph-rsid="001cbaf8" style:font-weight-asian="bold" style:font-weight-complex="bold"/>
    </style:style>
    <style:style style:name="P9" style:family="paragraph" style:parent-style-name="Table_20_Contents">
      <style:text-properties style:font-name="Liberation Mono" fo:font-size="10pt" officeooo:rsid="0019f0e2" officeooo:paragraph-rsid="0019f0e2" style:font-name-asian="Nimbus Mono L" style:font-size-asian="10pt" style:font-name-complex="Liberation Mono" style:font-size-complex="10pt"/>
    </style:style>
    <style:style style:name="T1" style:family="text">
      <style:text-properties officeooo:rsid="001cba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3"/>
        <table:table-column table:style-name="Table1.A" table:number-columns-repeated="2"/>
        <table:table-row>
          <table:table-cell table:style-name="Table1.A1" office:value-type="string">
            <text:p text:style-name="P5">Sort Name</text:p>
          </table:table-cell>
          <table:table-cell table:style-name="Table1.A1" office:value-type="string">
            <text:p text:style-name="P5">Random 5</text:p>
          </table:table-cell>
          <table:table-cell table:style-name="Table1.A1" office:value-type="string">
            <text:p text:style-name="P5">RevOrd 5</text:p>
          </table:table-cell>
          <table:table-cell table:style-name="Table1.A1" office:value-type="string">
            <text:p text:style-name="P5">AlmOrd 5</text:p>
          </table:table-cell>
          <table:table-cell table:style-name="Table1.A1" office:value-type="string">
            <text:p text:style-name="P5">InOrd 5</text:p>
          </table:table-cell>
          <table:table-cell table:style-name="Table1.A1" office:value-type="string">
            <text:p text:style-name="P5">Random 10</text:p>
          </table:table-cell>
          <table:table-cell table:style-name="Table1.A1" office:value-type="string">
            <text:p text:style-name="P5">RevOrd 10</text:p>
          </table:table-cell>
          <table:table-cell table:style-name="Table1.A1" office:value-type="string">
            <text:p text:style-name="P5">AlmOrd 10</text:p>
          </table:table-cell>
          <table:table-cell table:style-name="Table1.I1" office:value-type="string">
            <text:p text:style-name="P5">InOrd 10</text:p>
          </table:table-cell>
        </table:table-row>
        <table:table-row>
          <table:table-cell table:style-name="Table1.A2" office:value-type="string">
            <text:p text:style-name="P5">Alpha</text:p>
          </table:table-cell>
          <table:table-cell table:style-name="Table1.A2" office:value-type="string">
            <text:p text:style-name="P2">C: 10</text:p>
            <text:p text:style-name="P2">M: 12</text:p>
            <text:p text:style-name="P5">T: 0</text:p>
          </table:table-cell>
          <table:table-cell table:style-name="Table1.A2" office:value-type="string">
            <text:p text:style-name="P2">C: 10</text:p>
            <text:p text:style-name="P2">M: 6</text:p>
            <text:p text:style-name="P5">T: 0</text:p>
          </table:table-cell>
          <table:table-cell table:style-name="Table1.A2" office:value-type="string">
            <text:p text:style-name="P2">C: 10</text:p>
            <text:p text:style-name="P2">M: 3</text:p>
            <text:p text:style-name="P5">T: 0</text:p>
          </table:table-cell>
          <table:table-cell table:style-name="Table1.A2" office:value-type="string">
            <text:p text:style-name="P2">C: 10</text:p>
            <text:p text:style-name="P2">M: 0</text:p>
            <text:p text:style-name="P5">T: 0</text:p>
          </table:table-cell>
          <table:table-cell table:style-name="Table1.A2" office:value-type="string">
            <text:p text:style-name="P2">C: 45</text:p>
            <text:p text:style-name="P2">M: 27</text:p>
            <text:p text:style-name="P5">T: 0</text:p>
          </table:table-cell>
          <table:table-cell table:style-name="Table1.A2" office:value-type="string">
            <text:p text:style-name="P2">C: 45</text:p>
            <text:p text:style-name="P2">M: 15</text:p>
            <text:p text:style-name="P5">T: 0</text:p>
          </table:table-cell>
          <table:table-cell table:style-name="Table1.A2" office:value-type="string">
            <text:p text:style-name="P2">C: 45</text:p>
            <text:p text:style-name="P2">M: 3</text:p>
            <text:p text:style-name="P5">T: 0</text:p>
          </table:table-cell>
          <table:table-cell table:style-name="Table1.I2" office:value-type="string">
            <text:p text:style-name="P2">C: 45</text:p>
            <text:p text:style-name="P2">M: 0</text:p>
            <text:p text:style-name="P5">T: 0</text:p>
          </table:table-cell>
        </table:table-row>
        <table:table-row>
          <table:table-cell table:style-name="Table1.A2" office:value-type="string">
            <text:p text:style-name="P9">Beta</text:p>
          </table:table-cell>
          <table:table-cell table:style-name="Table1.A2" office:value-type="string">
            <text:p text:style-name="P2">C: 9</text:p>
            <text:p text:style-name="P2">M: 14</text:p>
            <text:p text:style-name="P5">T: 0</text:p>
          </table:table-cell>
          <table:table-cell table:style-name="Table1.A2" office:value-type="string">
            <text:p text:style-name="P2">C: 10</text:p>
            <text:p text:style-name="P2">M: 18</text:p>
            <text:p text:style-name="P5">T: 0</text:p>
          </table:table-cell>
          <table:table-cell table:style-name="Table1.A2" office:value-type="string">
            <text:p text:style-name="P2">C: 7</text:p>
            <text:p text:style-name="P2">M: 11</text:p>
            <text:p text:style-name="P5">T: 0</text:p>
          </table:table-cell>
          <table:table-cell table:style-name="Table1.A2" office:value-type="string">
            <text:p text:style-name="P2">C: 4</text:p>
            <text:p text:style-name="P2">M: 8</text:p>
            <text:p text:style-name="P5">T: 0</text:p>
          </table:table-cell>
          <table:table-cell table:style-name="Table1.A2" office:value-type="string">
            <text:p text:style-name="P2">C: 35</text:p>
            <text:p text:style-name="P2">M: 47</text:p>
            <text:p text:style-name="P5">T: 0</text:p>
          </table:table-cell>
          <table:table-cell table:style-name="Table1.A2" office:value-type="string">
            <text:p text:style-name="P2">C: 45</text:p>
            <text:p text:style-name="P2">M: 63</text:p>
            <text:p text:style-name="P5">T: 1</text:p>
          </table:table-cell>
          <table:table-cell table:style-name="Table1.A2" office:value-type="string">
            <text:p text:style-name="P2">C: 12</text:p>
            <text:p text:style-name="P2">M: 21</text:p>
            <text:p text:style-name="P5">T: 0</text:p>
          </table:table-cell>
          <table:table-cell table:style-name="Table1.I2" office:value-type="string">
            <text:p text:style-name="P2">C: 9</text:p>
            <text:p text:style-name="P2">M: 18</text:p>
            <text:p text:style-name="P5">T: 0</text:p>
          </table:table-cell>
        </table:table-row>
        <table:table-row>
          <table:table-cell table:style-name="Table1.A2" office:value-type="string">
            <text:p text:style-name="P5">Gamma</text:p>
          </table:table-cell>
          <table:table-cell table:style-name="Table1.A2" office:value-type="string">
            <text:p text:style-name="P2">C: 153</text:p>
            <text:p text:style-name="P2">M: 912</text:p>
            <text:p text:style-name="P5">T: 0</text:p>
          </table:table-cell>
          <table:table-cell table:style-name="Table1.A2" office:value-type="string">
            <text:p text:style-name="P2">C: 178</text:p>
            <text:p text:style-name="P2">M: 1116</text:p>
            <text:p text:style-name="P5">T: 0</text:p>
          </table:table-cell>
          <table:table-cell table:style-name="Table1.A2" office:value-type="string">
            <text:p text:style-name="P2">C: 21</text:p>
            <text:p text:style-name="P2">M: 48</text:p>
            <text:p text:style-name="P5">T: 0</text:p>
          </table:table-cell>
          <table:table-cell table:style-name="Table1.A2" office:value-type="string">
            <text:p text:style-name="P2">C: 4</text:p>
            <text:p text:style-name="P2">M: 0</text:p>
            <text:p text:style-name="P5">T: 0</text:p>
          </table:table-cell>
          <table:table-cell table:style-name="Table1.A2" office:value-type="string">
            <text:p text:style-name="P2">C: 4544159</text:p>
            <text:p text:style-name="P2">M: 28654779</text:p>
            <text:p text:style-name="P5">T: 32</text:p>
          </table:table-cell>
          <table:table-cell table:style-name="Table1.A2" office:value-type="string">
            <text:p text:style-name="P2">C: 6111312</text:p>
            <text:p text:style-name="P2">M: 36863751</text:p>
            <text:p text:style-name="P5">T: 39</text:p>
          </table:table-cell>
          <table:table-cell table:style-name="Table1.A2" office:value-type="string">
            <text:p text:style-name="P2">C: 7335</text:p>
            <text:p text:style-name="P2">M: 14871</text:p>
            <text:p text:style-name="P5">T: 0</text:p>
          </table:table-cell>
          <table:table-cell table:style-name="Table1.I2" office:value-type="string">
            <text:p text:style-name="P2">C: 9</text:p>
            <text:p text:style-name="P2">M: 0</text:p>
            <text:p text:style-name="P5">T: 0</text:p>
          </table:table-cell>
        </table:table-row>
        <table:table-row>
          <table:table-cell table:style-name="Table1.A2" office:value-type="string">
            <text:p text:style-name="P5">Delta</text:p>
          </table:table-cell>
          <table:table-cell table:style-name="Table1.A2" office:value-type="string">
            <text:p text:style-name="P2">C: 15</text:p>
            <text:p text:style-name="P2">M: 21</text:p>
            <text:p text:style-name="P5">T: 0</text:p>
          </table:table-cell>
          <table:table-cell table:style-name="Table1.A2" office:value-type="string">
            <text:p text:style-name="P2">C: 20</text:p>
            <text:p text:style-name="P2">M: 34</text:p>
            <text:p text:style-name="P5">T: 0</text:p>
          </table:table-cell>
          <table:table-cell table:style-name="Table1.A2" office:value-type="string">
            <text:p text:style-name="P2">C: 15</text:p>
            <text:p text:style-name="P2">M: 12</text:p>
            <text:p text:style-name="P5">T: 0</text:p>
          </table:table-cell>
          <table:table-cell table:style-name="Table1.A2" office:value-type="string">
            <text:p text:style-name="P2">C: 5</text:p>
            <text:p text:style-name="P2">M: 1</text:p>
            <text:p text:style-name="P5">T: 0</text:p>
          </table:table-cell>
          <table:table-cell table:style-name="Table1.A2" office:value-type="string">
            <text:p text:style-name="P2">C: 80</text:p>
            <text:p text:style-name="P2">M: 95</text:p>
            <text:p text:style-name="P5">T: 0</text:p>
          </table:table-cell>
          <table:table-cell table:style-name="Table1.A2" office:value-type="string">
            <text:p text:style-name="P2">C: 90</text:p>
            <text:p text:style-name="P2">M: 144</text:p>
            <text:p text:style-name="P5">T: 0</text:p>
          </table:table-cell>
          <table:table-cell table:style-name="Table1.A2" office:value-type="string">
            <text:p text:style-name="P2">C: 30</text:p>
            <text:p text:style-name="P2">M: 12</text:p>
            <text:p text:style-name="P5">T: 0</text:p>
          </table:table-cell>
          <table:table-cell table:style-name="Table1.I2" office:value-type="string">
            <text:p text:style-name="P2">C: 10</text:p>
            <text:p text:style-name="P2">M: 1</text:p>
            <text:p text:style-name="P5">T: 0</text:p>
          </table:table-cell>
        </table:table-row>
        <table:table-row>
          <table:table-cell table:style-name="Table1.A2" office:value-type="string">
            <text:p text:style-name="P5">Epsilon</text:p>
          </table:table-cell>
          <table:table-cell table:style-name="Table1.A2" office:value-type="string">
            <text:p text:style-name="P2">C: 7</text:p>
            <text:p text:style-name="P2">M: 24</text:p>
            <text:p text:style-name="P5">T: 0</text:p>
          </table:table-cell>
          <table:table-cell table:style-name="Table1.A2" office:value-type="string">
            <text:p text:style-name="P2">C: 5</text:p>
            <text:p text:style-name="P2">M: 24</text:p>
            <text:p text:style-name="P5">T: 0</text:p>
          </table:table-cell>
          <table:table-cell table:style-name="Table1.A2" office:value-type="string">
            <text:p text:style-name="P2">C: 8</text:p>
            <text:p text:style-name="P2">M: 24</text:p>
            <text:p text:style-name="P5">T: 0</text:p>
          </table:table-cell>
          <table:table-cell table:style-name="Table1.A2" office:value-type="string">
            <text:p text:style-name="P2">C: 7</text:p>
            <text:p text:style-name="P2">M: 24</text:p>
            <text:p text:style-name="P5">T: 0</text:p>
          </table:table-cell>
          <table:table-cell table:style-name="Table1.A2" office:value-type="string">
            <text:p text:style-name="P2">C: 20</text:p>
            <text:p text:style-name="P2">M: 68</text:p>
            <text:p text:style-name="P5">T: 0</text:p>
          </table:table-cell>
          <table:table-cell table:style-name="Table1.A2" office:value-type="string">
            <text:p text:style-name="P2">C: 15</text:p>
            <text:p text:style-name="P2">M: 68</text:p>
            <text:p text:style-name="P5">T: 0</text:p>
          </table:table-cell>
          <table:table-cell table:style-name="Table1.A2" office:value-type="string">
            <text:p text:style-name="P2">C: 20</text:p>
            <text:p text:style-name="P2">M: 68</text:p>
            <text:p text:style-name="P5">T: 0</text:p>
          </table:table-cell>
          <table:table-cell table:style-name="Table1.I2" office:value-type="string">
            <text:p text:style-name="P2">C: 19</text:p>
            <text:p text:style-name="P2">M: 68</text:p>
            <text:p text:style-name="P5">T: 0</text:p>
          </table:table-cell>
        </table:table-row>
        <table:table-row>
          <table:table-cell table:style-name="Table1.A2" office:value-type="string">
            <text:p text:style-name="P5">Zeta</text:p>
          </table:table-cell>
          <table:table-cell table:style-name="Table1.A2" office:value-type="string">
            <text:p text:style-name="P2">C: 22</text:p>
            <text:p text:style-name="P2">M: 16</text:p>
            <text:p text:style-name="P5">T: 0</text:p>
          </table:table-cell>
          <table:table-cell table:style-name="Table1.A2" office:value-type="string">
            <text:p text:style-name="P2">C: 20</text:p>
            <text:p text:style-name="P2">M: 10</text:p>
            <text:p text:style-name="P5">T: 0</text:p>
          </table:table-cell>
          <table:table-cell table:style-name="Table1.A2" office:value-type="string">
            <text:p text:style-name="P2">C: 19</text:p>
            <text:p text:style-name="P2">M: 7</text:p>
            <text:p text:style-name="P5">T: 0</text:p>
          </table:table-cell>
          <table:table-cell table:style-name="Table1.A2" office:value-type="string">
            <text:p text:style-name="P2">C: 18</text:p>
            <text:p text:style-name="P2">M: 4</text:p>
            <text:p text:style-name="P5">T: 0</text:p>
          </table:table-cell>
          <table:table-cell table:style-name="Table1.A2" office:value-type="string">
            <text:p text:style-name="P2">C: 52</text:p>
            <text:p text:style-name="P2">M: 42</text:p>
            <text:p text:style-name="P5">T: 0</text:p>
          </table:table-cell>
          <table:table-cell table:style-name="Table1.A2" office:value-type="string">
            <text:p text:style-name="P2">C: 68</text:p>
            <text:p text:style-name="P2">M: 24</text:p>
            <text:p text:style-name="P5">T: 0</text:p>
          </table:table-cell>
          <table:table-cell table:style-name="Table1.A2" office:value-type="string">
            <text:p text:style-name="P2">C: 60</text:p>
            <text:p text:style-name="P2">M: 12</text:p>
            <text:p text:style-name="P5">T: 0</text:p>
          </table:table-cell>
          <table:table-cell table:style-name="Table1.I2" office:value-type="string">
            <text:p text:style-name="P2">C: 63</text:p>
            <text:p text:style-name="P2">M: 9</text:p>
            <text:p text:style-name="P5">T: 0</text:p>
          </table:table-cell>
        </table:table-row>
      </table:table>
      <text:p text:style-name="P2"/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6">Sort Name</text:p>
          </table:table-cell>
          <table:table-cell table:style-name="Table2.A1" office:value-type="string">
            <text:p text:style-name="P6">Random 20</text:p>
          </table:table-cell>
          <table:table-cell table:style-name="Table2.A1" office:value-type="string">
            <text:p text:style-name="P6">RevOrd 20</text:p>
          </table:table-cell>
          <table:table-cell table:style-name="Table2.A1" office:value-type="string">
            <text:p text:style-name="P6">AlmOrd 20</text:p>
          </table:table-cell>
          <table:table-cell table:style-name="Table2.A1" office:value-type="string">
            <text:p text:style-name="P6">InOrd 20</text:p>
          </table:table-cell>
          <table:table-cell table:style-name="Table2.A1" office:value-type="string">
            <text:p text:style-name="P6">Random 40</text:p>
          </table:table-cell>
          <table:table-cell table:style-name="Table2.A1" office:value-type="string">
            <text:p text:style-name="P6">RevOrd 40</text:p>
          </table:table-cell>
          <table:table-cell table:style-name="Table2.A1" office:value-type="string">
            <text:p text:style-name="P6">AlmOrd 40</text:p>
          </table:table-cell>
          <table:table-cell table:style-name="Table2.I1" office:value-type="string">
            <text:p text:style-name="P6">InOrd 40</text:p>
          </table:table-cell>
        </table:table-row>
        <table:table-row>
          <table:table-cell table:style-name="Table2.A2" office:value-type="string">
            <text:p text:style-name="P6">Alpha</text:p>
          </table:table-cell>
          <table:table-cell table:style-name="Table2.A2" office:value-type="string">
            <text:p text:style-name="P3">C: 190</text:p>
            <text:p text:style-name="P3">M: 57</text:p>
            <text:p text:style-name="P6">T: 0</text:p>
          </table:table-cell>
          <table:table-cell table:style-name="Table2.A2" office:value-type="string">
            <text:p text:style-name="P3">C: 190</text:p>
            <text:p text:style-name="P3">M: 30</text:p>
            <text:p text:style-name="P6">T: 0</text:p>
          </table:table-cell>
          <table:table-cell table:style-name="Table2.A2" office:value-type="string">
            <text:p text:style-name="P3">C: 190</text:p>
            <text:p text:style-name="P3">M: 3</text:p>
            <text:p text:style-name="P6">T: 0</text:p>
          </table:table-cell>
          <table:table-cell table:style-name="Table2.A2" office:value-type="string">
            <text:p text:style-name="P3">C: 190</text:p>
            <text:p text:style-name="P3">M: 0</text:p>
            <text:p text:style-name="P6">T: 0</text:p>
          </table:table-cell>
          <table:table-cell table:style-name="Table2.A2" office:value-type="string">
            <text:p text:style-name="P3">C: 780</text:p>
            <text:p text:style-name="P3">M: 117</text:p>
            <text:p text:style-name="P6">T: 0</text:p>
          </table:table-cell>
          <table:table-cell table:style-name="Table2.A2" office:value-type="string">
            <text:p text:style-name="P3">C: 780</text:p>
            <text:p text:style-name="P3">M: 60</text:p>
            <text:p text:style-name="P6">T: 0</text:p>
          </table:table-cell>
          <table:table-cell table:style-name="Table2.A2" office:value-type="string">
            <text:p text:style-name="P3">C: 780</text:p>
            <text:p text:style-name="P3">M: 6</text:p>
            <text:p text:style-name="P6">T: 0</text:p>
          </table:table-cell>
          <table:table-cell table:style-name="Table2.I2" office:value-type="string">
            <text:p text:style-name="P3">C: 780</text:p>
            <text:p text:style-name="P3">M: 0</text:p>
            <text:p text:style-name="P6">T: 0</text:p>
          </table:table-cell>
        </table:table-row>
        <table:table-row>
          <table:table-cell table:style-name="Table2.A2" office:value-type="string">
            <text:p text:style-name="P6">Beta</text:p>
          </table:table-cell>
          <table:table-cell table:style-name="Table2.A2" office:value-type="string">
            <text:p text:style-name="P3">C: 115</text:p>
            <text:p text:style-name="P3">M: 137</text:p>
            <text:p text:style-name="P6">T: 0</text:p>
          </table:table-cell>
          <table:table-cell table:style-name="Table2.A2" office:value-type="string">
            <text:p text:style-name="P3">C: 190</text:p>
            <text:p text:style-name="P3">M: 228</text:p>
            <text:p text:style-name="P6">T: 0</text:p>
          </table:table-cell>
          <table:table-cell table:style-name="Table2.A2" office:value-type="string">
            <text:p text:style-name="P3">C: 28</text:p>
            <text:p text:style-name="P3">M: 47</text:p>
            <text:p text:style-name="P6">T: 0</text:p>
          </table:table-cell>
          <table:table-cell table:style-name="Table2.A2" office:value-type="string">
            <text:p text:style-name="P3">C: 19</text:p>
            <text:p text:style-name="P3">M: 38</text:p>
            <text:p text:style-name="P6">T: 0</text:p>
          </table:table-cell>
          <table:table-cell table:style-name="Table2.A2" office:value-type="string">
            <text:p text:style-name="P3">C: 495</text:p>
            <text:p text:style-name="P3">M: 539</text:p>
            <text:p text:style-name="P6">T: 1</text:p>
          </table:table-cell>
          <table:table-cell table:style-name="Table2.A2" office:value-type="string">
            <text:p text:style-name="P3">C: 780</text:p>
            <text:p text:style-name="P3">M: 858</text:p>
            <text:p text:style-name="P6">T: 0</text:p>
          </table:table-cell>
          <table:table-cell table:style-name="Table2.A2" office:value-type="string">
            <text:p text:style-name="P3">C: 87</text:p>
            <text:p text:style-name="P3">M: 126</text:p>
            <text:p text:style-name="P6">T: 0</text:p>
          </table:table-cell>
          <table:table-cell table:style-name="Table2.I2" office:value-type="string">
            <text:p text:style-name="P3">C: 39</text:p>
            <text:p text:style-name="P3">M: 78</text:p>
            <text:p text:style-name="P6">T: 0</text:p>
          </table:table-cell>
        </table:table-row>
        <table:table-row>
          <table:table-cell table:style-name="Table2.A2" office:value-type="string">
            <text:p text:style-name="P6">Gamma</text:p>
          </table:table-cell>
          <table:table-cell table:style-name="Table2.A2" office:value-type="string">
            <text:p text:style-name="P3">C: </text:p>
            <text:p text:style-name="P3">M: </text:p>
            <text:p text:style-name="P6">T: </text:p>
          </table:table-cell>
          <table:table-cell table:style-name="Table2.A2" office:value-type="string">
            <text:p text:style-name="P3">C: </text:p>
            <text:p text:style-name="P3">M: </text:p>
            <text:p text:style-name="P6">T: </text:p>
          </table:table-cell>
          <table:table-cell table:style-name="Table2.A2" office:value-type="string">
            <text:p text:style-name="P3">C: </text:p>
            <text:p text:style-name="P3">M: </text:p>
            <text:p text:style-name="P6">T: </text:p>
          </table:table-cell>
          <table:table-cell table:style-name="Table2.A2" office:value-type="string">
            <text:p text:style-name="P3">C: </text:p>
            <text:p text:style-name="P3">M: </text:p>
            <text:p text:style-name="P6">T: </text:p>
          </table:table-cell>
          <table:table-cell table:style-name="Table2.A2" office:value-type="string">
            <text:p text:style-name="P3">C: </text:p>
            <text:p text:style-name="P3">M: </text:p>
            <text:p text:style-name="P6">T: </text:p>
          </table:table-cell>
          <table:table-cell table:style-name="Table2.A2" office:value-type="string">
            <text:p text:style-name="P3">C: </text:p>
            <text:p text:style-name="P3">M: </text:p>
            <text:p text:style-name="P6">T: </text:p>
          </table:table-cell>
          <table:table-cell table:style-name="Table2.A2" office:value-type="string">
            <text:p text:style-name="P3">C: </text:p>
            <text:p text:style-name="P3">M: </text:p>
            <text:p text:style-name="P6">T: </text:p>
          </table:table-cell>
          <table:table-cell table:style-name="Table2.I2" office:value-type="string">
            <text:p text:style-name="P3">C: </text:p>
            <text:p text:style-name="P3">M: </text:p>
            <text:p text:style-name="P6">T: </text:p>
          </table:table-cell>
        </table:table-row>
        <table:table-row>
          <table:table-cell table:style-name="Table2.A2" office:value-type="string">
            <text:p text:style-name="P6">Delta</text:p>
          </table:table-cell>
          <table:table-cell table:style-name="Table2.A2" office:value-type="string">
            <text:p text:style-name="P3">C: 380</text:p>
            <text:p text:style-name="P3">M: 316</text:p>
            <text:p text:style-name="P6">T: 0</text:p>
          </table:table-cell>
          <table:table-cell table:style-name="Table2.A2" office:value-type="string">
            <text:p text:style-name="P3">C: 380</text:p>
            <text:p text:style-name="P3">M: 589</text:p>
            <text:p text:style-name="P6">T: 0</text:p>
          </table:table-cell>
          <table:table-cell table:style-name="Table2.A2" office:value-type="string">
            <text:p text:style-name="P3">C: 120</text:p>
            <text:p text:style-name="P3">M: 33</text:p>
            <text:p text:style-name="P6">T: 0</text:p>
          </table:table-cell>
          <table:table-cell table:style-name="Table2.A2" office:value-type="string">
            <text:p text:style-name="P3">C: 20</text:p>
            <text:p text:style-name="P3">M: 1</text:p>
            <text:p text:style-name="P6">T: 0</text:p>
          </table:table-cell>
          <table:table-cell table:style-name="Table2.A2" office:value-type="string">
            <text:p text:style-name="P3">C: 1160</text:p>
            <text:p text:style-name="P3">M: 1412</text:p>
            <text:p text:style-name="P6">T: 0</text:p>
          </table:table-cell>
          <table:table-cell table:style-name="Table2.A2" office:value-type="string">
            <text:p text:style-name="P3">C: 1560</text:p>
            <text:p text:style-name="P3">M: 2379</text:p>
            <text:p text:style-name="P6">T: 0</text:p>
          </table:table-cell>
          <table:table-cell table:style-name="Table2.A2" office:value-type="string">
            <text:p text:style-name="P3">C: 680</text:p>
            <text:p text:style-name="P3">M: 161</text:p>
            <text:p text:style-name="P6">T: 0</text:p>
          </table:table-cell>
          <table:table-cell table:style-name="Table2.I2" office:value-type="string">
            <text:p text:style-name="P3">C: 40</text:p>
            <text:p text:style-name="P3">M: 1</text:p>
            <text:p text:style-name="P6">T: 0</text:p>
          </table:table-cell>
        </table:table-row>
        <table:table-row>
          <table:table-cell table:style-name="Table2.A2" office:value-type="string">
            <text:p text:style-name="P6">Epsilon</text:p>
          </table:table-cell>
          <table:table-cell table:style-name="Table2.A2" office:value-type="string">
            <text:p text:style-name="P3">C: 66</text:p>
            <text:p text:style-name="P3">M: 176</text:p>
            <text:p text:style-name="P6">T: 0</text:p>
          </table:table-cell>
          <table:table-cell table:style-name="Table2.A2" office:value-type="string">
            <text:p text:style-name="P3">C: 40</text:p>
            <text:p text:style-name="P3">M: 176</text:p>
            <text:p text:style-name="P6">T: 0</text:p>
          </table:table-cell>
          <table:table-cell table:style-name="Table2.A2" office:value-type="string">
            <text:p text:style-name="P3">C: 53</text:p>
            <text:p text:style-name="P3">M: 176</text:p>
            <text:p text:style-name="P6">T: 0</text:p>
          </table:table-cell>
          <table:table-cell table:style-name="Table2.A2" office:value-type="string">
            <text:p text:style-name="P3">C: 48</text:p>
            <text:p text:style-name="P3">M: 176</text:p>
            <text:p text:style-name="P6">T: 0</text:p>
          </table:table-cell>
          <table:table-cell table:style-name="Table2.A2" office:value-type="string">
            <text:p text:style-name="P3">C: 166</text:p>
            <text:p text:style-name="P3">M: 432</text:p>
            <text:p text:style-name="P6">T: 0</text:p>
          </table:table-cell>
          <table:table-cell table:style-name="Table2.A2" office:value-type="string">
            <text:p text:style-name="P3">C: 100</text:p>
            <text:p text:style-name="P3">M: 432</text:p>
            <text:p text:style-name="P6">T: 0</text:p>
          </table:table-cell>
          <table:table-cell table:style-name="Table2.A2" office:value-type="string">
            <text:p text:style-name="P3">C: 132</text:p>
            <text:p text:style-name="P3">M: 432</text:p>
            <text:p text:style-name="P6">T: 0</text:p>
          </table:table-cell>
          <table:table-cell table:style-name="Table2.I2" office:value-type="string">
            <text:p text:style-name="P3">C: 116</text:p>
            <text:p text:style-name="P3">M: 432</text:p>
            <text:p text:style-name="P6">T: 0</text:p>
          </table:table-cell>
        </table:table-row>
        <table:table-row>
          <table:table-cell table:style-name="Table2.A2" office:value-type="string">
            <text:p text:style-name="P6">Zeta</text:p>
          </table:table-cell>
          <table:table-cell table:style-name="Table2.A2" office:value-type="string">
            <text:p text:style-name="P3">C: 134</text:p>
            <text:p text:style-name="P3">M: 88</text:p>
            <text:p text:style-name="P6">T: 0</text:p>
          </table:table-cell>
          <table:table-cell table:style-name="Table2.A2" office:value-type="string">
            <text:p text:style-name="P3">C: 238</text:p>
            <text:p text:style-name="P3">M: 49</text:p>
            <text:p text:style-name="P6">T: 0</text:p>
          </table:table-cell>
          <table:table-cell table:style-name="Table2.A2" office:value-type="string">
            <text:p text:style-name="P3">C: 205</text:p>
            <text:p text:style-name="P3">M: 22</text:p>
            <text:p text:style-name="P6">T: 0</text:p>
          </table:table-cell>
          <table:table-cell table:style-name="Table2.A2" office:value-type="string">
            <text:p text:style-name="P3">C: 228</text:p>
            <text:p text:style-name="P3">M: 19</text:p>
            <text:p text:style-name="P6">T: 0</text:p>
          </table:table-cell>
          <table:table-cell table:style-name="Table2.A2" office:value-type="string">
            <text:p text:style-name="P3">C: 332</text:p>
            <text:p text:style-name="P3">M: 216</text:p>
            <text:p text:style-name="P6">T: 0</text:p>
          </table:table-cell>
          <table:table-cell table:style-name="Table2.A2" office:value-type="string">
            <text:p text:style-name="P3">C: 878</text:p>
            <text:p text:style-name="P3">M: 99</text:p>
            <text:p text:style-name="P6">T: 0</text:p>
          </table:table-cell>
          <table:table-cell table:style-name="Table2.A2" office:value-type="string">
            <text:p text:style-name="P3">C: 615</text:p>
            <text:p text:style-name="P3">M: 51</text:p>
            <text:p text:style-name="P6">T: 0</text:p>
          </table:table-cell>
          <table:table-cell table:style-name="Table2.I2" office:value-type="string">
            <text:p text:style-name="P3">C: 858</text:p>
            <text:p text:style-name="P3">M: 39</text:p>
            <text:p text:style-name="P6">T: 0</text:p>
          </table:table-cell>
        </table:table-row>
      </table:table>
      <text:p text:style-name="P2"/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6">Sort Name</text:p>
          </table:table-cell>
          <table:table-cell table:style-name="Table3.A1" office:value-type="string">
            <text:p text:style-name="P6">Random 80</text:p>
          </table:table-cell>
          <table:table-cell table:style-name="Table3.A1" office:value-type="string">
            <text:p text:style-name="P6">RevOrd 80</text:p>
          </table:table-cell>
          <table:table-cell table:style-name="Table3.A1" office:value-type="string">
            <text:p text:style-name="P6">AlmOrd 80</text:p>
          </table:table-cell>
          <table:table-cell table:style-name="Table3.A1" office:value-type="string">
            <text:p text:style-name="P6">InOrd 80</text:p>
          </table:table-cell>
          <table:table-cell table:style-name="Table3.A1" office:value-type="string">
            <text:p text:style-name="P6">Random 160</text:p>
          </table:table-cell>
          <table:table-cell table:style-name="Table3.A1" office:value-type="string">
            <text:p text:style-name="P6">RevOrd 160</text:p>
          </table:table-cell>
          <table:table-cell table:style-name="Table3.A1" office:value-type="string">
            <text:p text:style-name="P6">AlmOrd 160</text:p>
          </table:table-cell>
          <table:table-cell table:style-name="Table3.I1" office:value-type="string">
            <text:p text:style-name="P6">InOrd 160</text:p>
          </table:table-cell>
        </table:table-row>
        <table:table-row>
          <table:table-cell table:style-name="Table3.A2" office:value-type="string">
            <text:p text:style-name="P6">Alpha</text:p>
          </table:table-cell>
          <table:table-cell table:style-name="Table3.A2" office:value-type="string">
            <text:p text:style-name="P3">C: 3160</text:p>
            <text:p text:style-name="P3">M: 237</text:p>
            <text:p text:style-name="P6">T: 0</text:p>
          </table:table-cell>
          <table:table-cell table:style-name="Table3.A2" office:value-type="string">
            <text:p text:style-name="P3">C: 3160</text:p>
            <text:p text:style-name="P3">M: 120</text:p>
            <text:p text:style-name="P6">T: 0</text:p>
          </table:table-cell>
          <table:table-cell table:style-name="Table3.A2" office:value-type="string">
            <text:p text:style-name="P3">C: 3160</text:p>
            <text:p text:style-name="P3">M: 12</text:p>
            <text:p text:style-name="P6">T: 0</text:p>
          </table:table-cell>
          <table:table-cell table:style-name="Table3.A2" office:value-type="string">
            <text:p text:style-name="P3">C: 3160</text:p>
            <text:p text:style-name="P3">M: 0</text:p>
            <text:p text:style-name="P6">T: 0</text:p>
          </table:table-cell>
          <table:table-cell table:style-name="Table3.A2" office:value-type="string">
            <text:p text:style-name="P3">C: 12720</text:p>
            <text:p text:style-name="P3">M: 477</text:p>
            <text:p text:style-name="P6">T: 1</text:p>
          </table:table-cell>
          <table:table-cell table:style-name="Table3.A2" office:value-type="string">
            <text:p text:style-name="P3">C: 12720</text:p>
            <text:p text:style-name="P3">M: 240</text:p>
            <text:p text:style-name="P6">T: 0</text:p>
          </table:table-cell>
          <table:table-cell table:style-name="Table3.A2" office:value-type="string">
            <text:p text:style-name="P3">C: 12720</text:p>
            <text:p text:style-name="P3">M: 24</text:p>
            <text:p text:style-name="P6">T: 1</text:p>
          </table:table-cell>
          <table:table-cell table:style-name="Table3.I2" office:value-type="string">
            <text:p text:style-name="P3">C: 12720</text:p>
            <text:p text:style-name="P3">M: 0</text:p>
            <text:p text:style-name="P6">T: 1</text:p>
          </table:table-cell>
        </table:table-row>
        <table:table-row>
          <table:table-cell table:style-name="Table3.A2" office:value-type="string">
            <text:p text:style-name="P6">Beta</text:p>
          </table:table-cell>
          <table:table-cell table:style-name="Table3.A2" office:value-type="string">
            <text:p text:style-name="P3">C: 1903</text:p>
            <text:p text:style-name="P3">M: 1983</text:p>
            <text:p text:style-name="P6">T: 1</text:p>
          </table:table-cell>
          <table:table-cell table:style-name="Table3.A2" office:value-type="string">
            <text:p text:style-name="P3">C: 3160</text:p>
            <text:p text:style-name="P3">M: 3318</text:p>
            <text:p text:style-name="P6">T: 0</text:p>
          </table:table-cell>
          <table:table-cell table:style-name="Table3.A2" office:value-type="string">
            <text:p text:style-name="P3">C: 211</text:p>
            <text:p text:style-name="P3">M: 290</text:p>
            <text:p text:style-name="P6">T: 0</text:p>
          </table:table-cell>
          <table:table-cell table:style-name="Table3.A2" office:value-type="string">
            <text:p text:style-name="P3">C: 79</text:p>
            <text:p text:style-name="P3">M: 158</text:p>
            <text:p text:style-name="P6">T: 0</text:p>
          </table:table-cell>
          <table:table-cell table:style-name="Table3.A2" office:value-type="string">
            <text:p text:style-name="P3">C: 6268</text:p>
            <text:p text:style-name="P3">M: 6431</text:p>
            <text:p text:style-name="P6">T: 1</text:p>
          </table:table-cell>
          <table:table-cell table:style-name="Table3.A2" office:value-type="string">
            <text:p text:style-name="P3">C: 12720</text:p>
            <text:p text:style-name="P3">M: 13038</text:p>
            <text:p text:style-name="P6">T: 2</text:p>
          </table:table-cell>
          <table:table-cell table:style-name="Table3.A2" office:value-type="string">
            <text:p text:style-name="P3">C: 1171</text:p>
            <text:p text:style-name="P3">M: 1330</text:p>
            <text:p text:style-name="P6">T: 0</text:p>
          </table:table-cell>
          <table:table-cell table:style-name="Table3.I2" office:value-type="string">
            <text:p text:style-name="P3">C: 159</text:p>
            <text:p text:style-name="P3">M: 318</text:p>
            <text:p text:style-name="P6">T: 0</text:p>
          </table:table-cell>
        </table:table-row>
        <table:table-row>
          <table:table-cell table:style-name="Table3.A2" office:value-type="string">
            <text:p text:style-name="P6">Gamma</text:p>
          </table:table-cell>
          <table:table-cell table:style-name="Table3.A2" office:value-type="string">
            <text:p text:style-name="P3">C: </text:p>
            <text:p text:style-name="P3">M: </text:p>
            <text:p text:style-name="P6">T: </text:p>
          </table:table-cell>
          <table:table-cell table:style-name="Table3.A2" office:value-type="string">
            <text:p text:style-name="P3">C: </text:p>
            <text:p text:style-name="P3">M: </text:p>
            <text:p text:style-name="P6">T: </text:p>
          </table:table-cell>
          <table:table-cell table:style-name="Table3.A2" office:value-type="string">
            <text:p text:style-name="P3">C: </text:p>
            <text:p text:style-name="P3">M: </text:p>
            <text:p text:style-name="P6">T: </text:p>
          </table:table-cell>
          <table:table-cell table:style-name="Table3.A2" office:value-type="string">
            <text:p text:style-name="P3">C: </text:p>
            <text:p text:style-name="P3">M: </text:p>
            <text:p text:style-name="P6">T: </text:p>
          </table:table-cell>
          <table:table-cell table:style-name="Table3.A2" office:value-type="string">
            <text:p text:style-name="P3">C: </text:p>
            <text:p text:style-name="P3">M: </text:p>
            <text:p text:style-name="P6">T: </text:p>
          </table:table-cell>
          <table:table-cell table:style-name="Table3.A2" office:value-type="string">
            <text:p text:style-name="P3">C: </text:p>
            <text:p text:style-name="P3">M: </text:p>
            <text:p text:style-name="P6">T: </text:p>
          </table:table-cell>
          <table:table-cell table:style-name="Table3.A2" office:value-type="string">
            <text:p text:style-name="P3">C: </text:p>
            <text:p text:style-name="P3">M: </text:p>
            <text:p text:style-name="P6">T: </text:p>
          </table:table-cell>
          <table:table-cell table:style-name="Table3.I2" office:value-type="string">
            <text:p text:style-name="P3">C: </text:p>
            <text:p text:style-name="P3">M: </text:p>
            <text:p text:style-name="P6">T: </text:p>
          </table:table-cell>
        </table:table-row>
        <text:soft-page-break/>
        <table:table-row>
          <table:table-cell table:style-name="Table3.A2" office:value-type="string">
            <text:p text:style-name="P6">Delta</text:p>
          </table:table-cell>
          <table:table-cell table:style-name="Table3.A2" office:value-type="string">
            <text:p text:style-name="P3">C: 6160</text:p>
            <text:p text:style-name="P3">M: 5552</text:p>
            <text:p text:style-name="P6">T: 1</text:p>
          </table:table-cell>
          <table:table-cell table:style-name="Table3.A2" office:value-type="string">
            <text:p text:style-name="P3">C: 6320</text:p>
            <text:p text:style-name="P3">M: 9559</text:p>
            <text:p text:style-name="P6">T: 1</text:p>
          </table:table-cell>
          <table:table-cell table:style-name="Table3.A2" office:value-type="string">
            <text:p text:style-name="P3">C: 2400</text:p>
            <text:p text:style-name="P3">M: 426</text:p>
            <text:p text:style-name="P6">T: 0</text:p>
          </table:table-cell>
          <table:table-cell table:style-name="Table3.A2" office:value-type="string">
            <text:p text:style-name="P3">C: 80</text:p>
            <text:p text:style-name="P3">M: 1</text:p>
            <text:p text:style-name="P6">T: 0</text:p>
          </table:table-cell>
          <table:table-cell table:style-name="Table3.A2" office:value-type="string">
            <text:p text:style-name="P3">C: 23360</text:p>
            <text:p text:style-name="P3">M: 18485</text:p>
            <text:p text:style-name="P6">T: 2</text:p>
          </table:table-cell>
          <table:table-cell table:style-name="Table3.A2" office:value-type="string">
            <text:p text:style-name="P3">C: 25440</text:p>
            <text:p text:style-name="P3">M: 38319</text:p>
            <text:p text:style-name="P6">T: 3</text:p>
          </table:table-cell>
          <table:table-cell table:style-name="Table3.A2" office:value-type="string">
            <text:p text:style-name="P3">C: 20320</text:p>
            <text:p text:style-name="P3">M: 3163</text:p>
            <text:p text:style-name="P6">T: 0</text:p>
          </table:table-cell>
          <table:table-cell table:style-name="Table3.I2" office:value-type="string">
            <text:p text:style-name="P3">C: 160</text:p>
            <text:p text:style-name="P3">M: 1</text:p>
            <text:p text:style-name="P6">T: 0</text:p>
          </table:table-cell>
        </table:table-row>
        <table:table-row>
          <table:table-cell table:style-name="Table3.A2" office:value-type="string">
            <text:p text:style-name="P6">Epsilon</text:p>
          </table:table-cell>
          <table:table-cell table:style-name="Table3.A2" office:value-type="string">
            <text:p text:style-name="P3">C: 401</text:p>
            <text:p text:style-name="P3">M: 1024</text:p>
            <text:p text:style-name="P6">T: 0</text:p>
          </table:table-cell>
          <table:table-cell table:style-name="Table3.A2" office:value-type="string">
            <text:p text:style-name="P3">C: 240</text:p>
            <text:p text:style-name="P3">M: 1024</text:p>
            <text:p text:style-name="P6">T: 0</text:p>
          </table:table-cell>
          <table:table-cell table:style-name="Table3.A2" office:value-type="string">
            <text:p text:style-name="P3">C: 320</text:p>
            <text:p text:style-name="P3">M: 1024</text:p>
            <text:p text:style-name="P6">T: 0</text:p>
          </table:table-cell>
          <table:table-cell table:style-name="Table3.A2" office:value-type="string">
            <text:p text:style-name="P3">C: 272</text:p>
            <text:p text:style-name="P3">M: 1024</text:p>
            <text:p text:style-name="P6">T: 0</text:p>
          </table:table-cell>
          <table:table-cell table:style-name="Table3.A2" office:value-type="string">
            <text:p text:style-name="P3">C: 975</text:p>
            <text:p text:style-name="P3">M: 2368</text:p>
            <text:p text:style-name="P6">T: 0</text:p>
          </table:table-cell>
          <table:table-cell table:style-name="Table3.A2" office:value-type="string">
            <text:p text:style-name="P3">C: 560</text:p>
            <text:p text:style-name="P3">M: 2368</text:p>
            <text:p text:style-name="P6">T: 0</text:p>
          </table:table-cell>
          <table:table-cell table:style-name="Table3.A2" office:value-type="string">
            <text:p text:style-name="P3">C: 887</text:p>
            <text:p text:style-name="P3">M: 2368</text:p>
            <text:p text:style-name="P6">T: 0</text:p>
          </table:table-cell>
          <table:table-cell table:style-name="Table3.I2" office:value-type="string">
            <text:p text:style-name="P3">C: 624</text:p>
            <text:p text:style-name="P3">M: 2368</text:p>
            <text:p text:style-name="P6">T: 0</text:p>
          </table:table-cell>
        </table:table-row>
        <table:table-row>
          <table:table-cell table:style-name="Table3.A2" office:value-type="string">
            <text:p text:style-name="P6">Zeta</text:p>
          </table:table-cell>
          <table:table-cell table:style-name="Table3.A2" office:value-type="string">
            <text:p text:style-name="P3">C: 808</text:p>
            <text:p text:style-name="P3">M: 478</text:p>
            <text:p text:style-name="P6">T: 0</text:p>
          </table:table-cell>
          <table:table-cell table:style-name="Table3.A2" office:value-type="string">
            <text:p text:style-name="P3">C: 3358</text:p>
            <text:p text:style-name="P3">M: 199</text:p>
            <text:p text:style-name="P6">T: 0</text:p>
          </table:table-cell>
          <table:table-cell table:style-name="Table3.A2" office:value-type="string">
            <text:p text:style-name="P3">C: 2429</text:p>
            <text:p text:style-name="P3">M: 97</text:p>
            <text:p text:style-name="P6">T: 0</text:p>
          </table:table-cell>
          <table:table-cell table:style-name="Table3.A2" office:value-type="string">
            <text:p text:style-name="P3">C: 3318</text:p>
            <text:p text:style-name="P3">M: 79</text:p>
            <text:p text:style-name="P6">T: 0</text:p>
          </table:table-cell>
          <table:table-cell table:style-name="Table3.A2" office:value-type="string">
            <text:p text:style-name="P3">C: 1819</text:p>
            <text:p text:style-name="P3">M: 1014</text:p>
            <text:p text:style-name="P6">T: 0</text:p>
          </table:table-cell>
          <table:table-cell table:style-name="Table3.A2" office:value-type="string">
            <text:p text:style-name="P3">C: 13118</text:p>
            <text:p text:style-name="P3">M: 399</text:p>
            <text:p text:style-name="P6">T: 0</text:p>
          </table:table-cell>
          <table:table-cell table:style-name="Table3.A2" office:value-type="string">
            <text:p text:style-name="P3">C: 4946</text:p>
            <text:p text:style-name="P3">M: 201</text:p>
            <text:p text:style-name="P6">T: 0</text:p>
          </table:table-cell>
          <table:table-cell table:style-name="Table3.I2" office:value-type="string">
            <text:p text:style-name="P3">C: 13038</text:p>
            <text:p text:style-name="P3">M: 159</text:p>
            <text:p text:style-name="P6">T: 0</text:p>
          </table:table-cell>
        </table:table-row>
      </table:table>
      <text:p text:style-name="P2"/>
      <table:table table:name="Table4" table:style-name="Table4">
        <table:table-column table:style-name="Table4.A" table:number-columns-repeated="9"/>
        <table:table-row>
          <table:table-cell table:style-name="Table4.A1" office:value-type="string">
            <text:p text:style-name="P6">Sort Name</text:p>
          </table:table-cell>
          <table:table-cell table:style-name="Table4.A1" office:value-type="string">
            <text:p text:style-name="P6">Random 320</text:p>
          </table:table-cell>
          <table:table-cell table:style-name="Table4.A1" office:value-type="string">
            <text:p text:style-name="P6">RevOrd 320</text:p>
          </table:table-cell>
          <table:table-cell table:style-name="Table4.A1" office:value-type="string">
            <text:p text:style-name="P6">AlmOrd 320</text:p>
          </table:table-cell>
          <table:table-cell table:style-name="Table4.A1" office:value-type="string">
            <text:p text:style-name="P6">InOrd 320</text:p>
          </table:table-cell>
          <table:table-cell table:style-name="Table4.A1" office:value-type="string">
            <text:p text:style-name="P6">Random 640</text:p>
          </table:table-cell>
          <table:table-cell table:style-name="Table4.A1" office:value-type="string">
            <text:p text:style-name="P6">RevOrd 640</text:p>
          </table:table-cell>
          <table:table-cell table:style-name="Table4.A1" office:value-type="string">
            <text:p text:style-name="P6">AlmOrd 640</text:p>
          </table:table-cell>
          <table:table-cell table:style-name="Table4.I1" office:value-type="string">
            <text:p text:style-name="P6">InOrd 640</text:p>
          </table:table-cell>
        </table:table-row>
        <table:table-row>
          <table:table-cell table:style-name="Table4.A2" office:value-type="string">
            <text:p text:style-name="P6">Alpha</text:p>
          </table:table-cell>
          <table:table-cell table:style-name="Table4.A2" office:value-type="string">
            <text:p text:style-name="P3">C: 51040</text:p>
            <text:p text:style-name="P3">M: 957</text:p>
            <text:p text:style-name="P6">T: 0</text:p>
          </table:table-cell>
          <table:table-cell table:style-name="Table4.A2" office:value-type="string">
            <text:p text:style-name="P3">C: 51040</text:p>
            <text:p text:style-name="P3">M: 480</text:p>
            <text:p text:style-name="P6">T: 0</text:p>
          </table:table-cell>
          <table:table-cell table:style-name="Table4.A2" office:value-type="string">
            <text:p text:style-name="P3">C: 51040</text:p>
            <text:p text:style-name="P3">M: 48</text:p>
            <text:p text:style-name="P6">T: 1</text:p>
          </table:table-cell>
          <table:table-cell table:style-name="Table4.A2" office:value-type="string">
            <text:p text:style-name="P3">C: 51040</text:p>
            <text:p text:style-name="P3">M: 0</text:p>
            <text:p text:style-name="P6">T: 0</text:p>
          </table:table-cell>
          <table:table-cell table:style-name="Table4.A2" office:value-type="string">
            <text:p text:style-name="P3">C: 204480</text:p>
            <text:p text:style-name="P3">M: 1917</text:p>
            <text:p text:style-name="P6">T: 0</text:p>
          </table:table-cell>
          <table:table-cell table:style-name="Table4.A2" office:value-type="string">
            <text:p text:style-name="P3">C: 204480</text:p>
            <text:p text:style-name="P3">M: 960</text:p>
            <text:p text:style-name="P6">T: 1</text:p>
          </table:table-cell>
          <table:table-cell table:style-name="Table4.A2" office:value-type="string">
            <text:p text:style-name="P3">C: 204480</text:p>
            <text:p text:style-name="P3">M: 96</text:p>
            <text:p text:style-name="P6">T: 0</text:p>
          </table:table-cell>
          <table:table-cell table:style-name="Table4.I2" office:value-type="string">
            <text:p text:style-name="P3">C: 204480</text:p>
            <text:p text:style-name="P3">M: 0</text:p>
            <text:p text:style-name="P6">T: 0</text:p>
          </table:table-cell>
        </table:table-row>
        <table:table-row>
          <table:table-cell table:style-name="Table4.A2" office:value-type="string">
            <text:p text:style-name="P6">Beta</text:p>
          </table:table-cell>
          <table:table-cell table:style-name="Table4.A2" office:value-type="string">
            <text:p text:style-name="P3">C: 25763</text:p>
            <text:p text:style-name="P3">M: 26085</text:p>
            <text:p text:style-name="P6">T: 4</text:p>
          </table:table-cell>
          <table:table-cell table:style-name="Table4.A2" office:value-type="string">
            <text:p text:style-name="P3">C: 51040</text:p>
            <text:p text:style-name="P3">M: 51678</text:p>
            <text:p text:style-name="P6">T: 2</text:p>
          </table:table-cell>
          <table:table-cell table:style-name="Table4.A2" office:value-type="string">
            <text:p text:style-name="P3">C: 4649</text:p>
            <text:p text:style-name="P3">M: 4968</text:p>
            <text:p text:style-name="P6">T: 0</text:p>
          </table:table-cell>
          <table:table-cell table:style-name="Table4.A2" office:value-type="string">
            <text:p text:style-name="P3">C: 319</text:p>
            <text:p text:style-name="P3">M: 638</text:p>
            <text:p text:style-name="P6">T: 0</text:p>
          </table:table-cell>
          <table:table-cell table:style-name="Table4.A2" office:value-type="string">
            <text:p text:style-name="P3">C: 102354</text:p>
            <text:p text:style-name="P3">M: 102999</text:p>
            <text:p text:style-name="P6">T: 0</text:p>
          </table:table-cell>
          <table:table-cell table:style-name="Table4.A2" office:value-type="string">
            <text:p text:style-name="P3">C: 204480</text:p>
            <text:p text:style-name="P3">M: 205758</text:p>
            <text:p text:style-name="P6">T: 1</text:p>
          </table:table-cell>
          <table:table-cell table:style-name="Table4.A2" office:value-type="string">
            <text:p text:style-name="P3">C: 15365</text:p>
            <text:p text:style-name="P3">M: 16006</text:p>
            <text:p text:style-name="P6">T: 0</text:p>
          </table:table-cell>
          <table:table-cell table:style-name="Table4.I2" office:value-type="string">
            <text:p text:style-name="P3">C: 639</text:p>
            <text:p text:style-name="P3">M: 1278</text:p>
            <text:p text:style-name="P6">T: 0</text:p>
          </table:table-cell>
        </table:table-row>
        <table:table-row>
          <table:table-cell table:style-name="Table4.A2" office:value-type="string">
            <text:p text:style-name="P6">Gamma</text:p>
          </table:table-cell>
          <table:table-cell table:style-name="Table4.A2" office:value-type="string">
            <text:p text:style-name="P3">C: </text:p>
            <text:p text:style-name="P3">M: </text:p>
            <text:p text:style-name="P6">T: </text:p>
          </table:table-cell>
          <table:table-cell table:style-name="Table4.A2" office:value-type="string">
            <text:p text:style-name="P3">C: </text:p>
            <text:p text:style-name="P3">M: </text:p>
            <text:p text:style-name="P6">T: </text:p>
          </table:table-cell>
          <table:table-cell table:style-name="Table4.A2" office:value-type="string">
            <text:p text:style-name="P3">C: </text:p>
            <text:p text:style-name="P3">M: </text:p>
            <text:p text:style-name="P6">T: </text:p>
          </table:table-cell>
          <table:table-cell table:style-name="Table4.A2" office:value-type="string">
            <text:p text:style-name="P3">C: 319</text:p>
            <text:p text:style-name="P3">M: 0</text:p>
            <text:p text:style-name="P6">T: 0</text:p>
          </table:table-cell>
          <table:table-cell table:style-name="Table4.A2" office:value-type="string">
            <text:p text:style-name="P3">C: </text:p>
            <text:p text:style-name="P3">M: </text:p>
            <text:p text:style-name="P6">T: </text:p>
          </table:table-cell>
          <table:table-cell table:style-name="Table4.A2" office:value-type="string">
            <text:p text:style-name="P3">C: </text:p>
            <text:p text:style-name="P3">M: </text:p>
            <text:p text:style-name="P6">T: </text:p>
          </table:table-cell>
          <table:table-cell table:style-name="Table4.A2" office:value-type="string">
            <text:p text:style-name="P3">C: </text:p>
            <text:p text:style-name="P3">M: </text:p>
            <text:p text:style-name="P6">T: </text:p>
          </table:table-cell>
          <table:table-cell table:style-name="Table4.I2" office:value-type="string">
            <text:p text:style-name="P3">C: </text:p>
            <text:p text:style-name="P3">M: </text:p>
            <text:p text:style-name="P6">T: </text:p>
          </table:table-cell>
        </table:table-row>
        <table:table-row>
          <table:table-cell table:style-name="Table4.A2" office:value-type="string">
            <text:p text:style-name="P6">Delta</text:p>
          </table:table-cell>
          <table:table-cell table:style-name="Table4.A2" office:value-type="string">
            <text:p text:style-name="P3">C: 91200</text:p>
            <text:p text:style-name="P3">M: 76626</text:p>
            <text:p text:style-name="P6">T: 2</text:p>
          </table:table-cell>
          <table:table-cell table:style-name="Table4.A2" office:value-type="string">
            <text:p text:style-name="P3">C: 102080</text:p>
            <text:p text:style-name="P3">M: 153439</text:p>
            <text:p text:style-name="P6">T: 0</text:p>
          </table:table-cell>
          <table:table-cell table:style-name="Table4.A2" office:value-type="string">
            <text:p text:style-name="P3">C: 91520</text:p>
            <text:p text:style-name="P3">M: 13276</text:p>
            <text:p text:style-name="P6">T: 4</text:p>
          </table:table-cell>
          <table:table-cell table:style-name="Table4.A2" office:value-type="string">
            <text:p text:style-name="P3">C: 320</text:p>
            <text:p text:style-name="P3">M: 1</text:p>
            <text:p text:style-name="P6">T: 0</text:p>
          </table:table-cell>
          <table:table-cell table:style-name="Table4.A2" office:value-type="string">
            <text:p text:style-name="P3">C: 394240</text:p>
            <text:p text:style-name="P3">M: 305779</text:p>
            <text:p text:style-name="P6">T: 15</text:p>
          </table:table-cell>
          <table:table-cell table:style-name="Table4.A2" office:value-type="string">
            <text:p text:style-name="P3">C: 408960</text:p>
            <text:p text:style-name="P3">M: 614079</text:p>
            <text:p text:style-name="P6">T: 12</text:p>
          </table:table-cell>
          <table:table-cell table:style-name="Table4.A2" office:value-type="string">
            <text:p text:style-name="P4">C: 368000</text:p>
            <text:p text:style-name="P4">M: 44759</text:p>
            <text:p text:style-name="P7">T: 11</text:p>
          </table:table-cell>
          <table:table-cell table:style-name="Table4.I2" office:value-type="string">
            <text:p text:style-name="P4">C: 640</text:p>
            <text:p text:style-name="P4">M: 1</text:p>
            <text:p text:style-name="P7">T: 0</text:p>
          </table:table-cell>
        </table:table-row>
        <table:table-row>
          <table:table-cell table:style-name="Table4.A2" office:value-type="string">
            <text:p text:style-name="P6">Epsilon</text:p>
          </table:table-cell>
          <table:table-cell table:style-name="Table4.A2" office:value-type="string">
            <text:p text:style-name="P4">C: 2267</text:p>
            <text:p text:style-name="P4">M: 5376</text:p>
            <text:p text:style-name="P7">T: 0</text:p>
          </table:table-cell>
          <table:table-cell table:style-name="Table4.A2" office:value-type="string">
            <text:p text:style-name="P4">C: 1280</text:p>
            <text:p text:style-name="P4">M: 5376</text:p>
            <text:p text:style-name="P7">T: 0</text:p>
          </table:table-cell>
          <table:table-cell table:style-name="Table4.A2" office:value-type="string">
            <text:p text:style-name="P4">C: 1926</text:p>
            <text:p text:style-name="P4">M: 5376</text:p>
            <text:p text:style-name="P7">T: 0</text:p>
          </table:table-cell>
          <table:table-cell table:style-name="Table4.A2" office:value-type="string">
            <text:p text:style-name="P4">C: 1408</text:p>
            <text:p text:style-name="P4">M: 5376</text:p>
            <text:p text:style-name="P7">T: 1</text:p>
          </table:table-cell>
          <table:table-cell table:style-name="Table4.A2" office:value-type="string">
            <text:p text:style-name="P4">C: 5174</text:p>
            <text:p text:style-name="P4">M: 12032</text:p>
            <text:p text:style-name="P7">T: 1</text:p>
          </table:table-cell>
          <table:table-cell table:style-name="Table4.A2" office:value-type="string">
            <text:p text:style-name="P4">C: 2880</text:p>
            <text:p text:style-name="P4">M: 12032</text:p>
            <text:p text:style-name="P7">T: 0</text:p>
          </table:table-cell>
          <table:table-cell table:style-name="Table4.A2" office:value-type="string">
            <text:p text:style-name="P4">C: 4726</text:p>
            <text:p text:style-name="P4">M: 12032</text:p>
            <text:p text:style-name="P7">T: 0</text:p>
          </table:table-cell>
          <table:table-cell table:style-name="Table4.I2" office:value-type="string">
            <text:p text:style-name="P4">C: 3136</text:p>
            <text:p text:style-name="P4">M: 12032</text:p>
            <text:p text:style-name="P7">T: 0</text:p>
          </table:table-cell>
        </table:table-row>
        <table:table-row>
          <table:table-cell table:style-name="Table4.A2" office:value-type="string">
            <text:p text:style-name="P6">Zeta</text:p>
          </table:table-cell>
          <table:table-cell table:style-name="Table4.A2" office:value-type="string">
            <text:p text:style-name="P4">C: 3876</text:p>
            <text:p text:style-name="P4">M: 2236</text:p>
            <text:p text:style-name="P7">T: 0</text:p>
          </table:table-cell>
          <table:table-cell table:style-name="Table4.A2" office:value-type="string">
            <text:p text:style-name="P4">C: 51838</text:p>
            <text:p text:style-name="P4">M: 799</text:p>
            <text:p text:style-name="P7">T: 0</text:p>
          </table:table-cell>
          <table:table-cell table:style-name="Table4.A2" office:value-type="string">
            <text:p text:style-name="P4">C: 13311</text:p>
            <text:p text:style-name="P4">M: 421</text:p>
            <text:p text:style-name="P7">T: 0</text:p>
          </table:table-cell>
          <table:table-cell table:style-name="Table4.A2" office:value-type="string">
            <text:p text:style-name="P4">C: 51678</text:p>
            <text:p text:style-name="P4">M: 319</text:p>
            <text:p text:style-name="P7">T: 1</text:p>
          </table:table-cell>
          <table:table-cell table:style-name="Table4.A2" office:value-type="string">
            <text:p text:style-name="P4">C: 10206</text:p>
            <text:p text:style-name="P4">M: 4686</text:p>
            <text:p text:style-name="P7">T: 0</text:p>
          </table:table-cell>
          <table:table-cell table:style-name="Table4.A2" office:value-type="string">
            <text:p text:style-name="P4">C: 206078</text:p>
            <text:p text:style-name="P4">M: 1599</text:p>
            <text:p text:style-name="P7">T: 0</text:p>
          </table:table-cell>
          <table:table-cell table:style-name="Table4.A2" office:value-type="string">
            <text:p text:style-name="P4">C: 20686</text:p>
            <text:p text:style-name="P4">M: 891</text:p>
            <text:p text:style-name="P7">T: 0</text:p>
          </table:table-cell>
          <table:table-cell table:style-name="Table4.I2" office:value-type="string">
            <text:p text:style-name="P4">C: 205758</text:p>
            <text:p text:style-name="P4">M: 639</text:p>
            <text:p text:style-name="P7">T: 1</text:p>
          </table:table-cell>
        </table:table-row>
      </table:table>
      <text:p text:style-name="P3"/>
      <text:p text:style-name="P8"/>
      <table:table table:name="Table5" table:style-name="Table5">
        <table:table-column table:style-name="Table5.A" table:number-columns-repeated="9"/>
        <table:table-row>
          <table:table-cell table:style-name="Table5.A1" office:value-type="string">
            <text:p text:style-name="P7">Sort Name</text:p>
          </table:table-cell>
          <table:table-cell table:style-name="Table5.A1" office:value-type="string">
            <text:p text:style-name="P7">Random 1280</text:p>
          </table:table-cell>
          <table:table-cell table:style-name="Table5.A1" office:value-type="string">
            <text:p text:style-name="P7">RevOrd 1280</text:p>
          </table:table-cell>
          <table:table-cell table:style-name="Table5.A1" office:value-type="string">
            <text:p text:style-name="P4">AlmOrd 1280</text:p>
          </table:table-cell>
          <table:table-cell table:style-name="Table5.A1" office:value-type="string">
            <text:p text:style-name="P7">InOrd 1280</text:p>
          </table:table-cell>
          <table:table-cell table:style-name="Table5.A1" office:value-type="string">
            <text:p text:style-name="P7">Random 5120</text:p>
          </table:table-cell>
          <table:table-cell table:style-name="Table5.A1" office:value-type="string">
            <text:p text:style-name="P7">RevOrd <text:s/>5120</text:p>
          </table:table-cell>
          <table:table-cell table:style-name="Table5.A1" office:value-type="string">
            <text:p text:style-name="P4">AlmOrd </text:p>
            <text:p text:style-name="P7">5120</text:p>
          </table:table-cell>
          <table:table-cell table:style-name="Table5.I1" office:value-type="string">
            <text:p text:style-name="P4">InOrd </text:p>
            <text:p text:style-name="P7">5120</text:p>
          </table:table-cell>
        </table:table-row>
        <table:table-row>
          <table:table-cell table:style-name="Table5.A2" office:value-type="string">
            <text:p text:style-name="P7">Alpha</text:p>
          </table:table-cell>
          <table:table-cell table:style-name="Table5.A2" office:value-type="string">
            <text:p text:style-name="P4">C: 818560</text:p>
            <text:p text:style-name="P4">M: 3837</text:p>
            <text:p text:style-name="P7">T: 6</text:p>
          </table:table-cell>
          <table:table-cell table:style-name="Table5.A2" office:value-type="string">
            <text:p text:style-name="P4">C: 818560</text:p>
            <text:p text:style-name="P4">M: 1920</text:p>
            <text:p text:style-name="P7">T: 12</text:p>
          </table:table-cell>
          <table:table-cell table:style-name="Table5.A2" office:value-type="string">
            <text:p text:style-name="P4">C: 818560</text:p>
            <text:p text:style-name="P4">M: 192</text:p>
            <text:p text:style-name="P7">T: 3</text:p>
          </table:table-cell>
          <table:table-cell table:style-name="Table5.A2" office:value-type="string">
            <text:p text:style-name="P4">C: 818560</text:p>
            <text:p text:style-name="P4">M: 0</text:p>
            <text:p text:style-name="P7">T: 2</text:p>
          </table:table-cell>
          <table:table-cell table:style-name="Table5.A2" office:value-type="string">
            <text:p text:style-name="P4">C: 13104640</text:p>
            <text:p text:style-name="P4">M: 15357</text:p>
            <text:p text:style-name="P7">T: 20</text:p>
          </table:table-cell>
          <table:table-cell table:style-name="Table5.A2" office:value-type="string">
            <text:p text:style-name="P4">C: 13104640</text:p>
            <text:p text:style-name="P4">M: 7680</text:p>
            <text:p text:style-name="P7">T: 17</text:p>
          </table:table-cell>
          <table:table-cell table:style-name="Table5.A2" office:value-type="string">
            <text:p text:style-name="P4">C: 13104640</text:p>
            <text:p text:style-name="P4">M: 768</text:p>
            <text:p text:style-name="P7">T: 27</text:p>
          </table:table-cell>
          <table:table-cell table:style-name="Table5.I2" office:value-type="string">
            <text:p text:style-name="P4">C: 13104640</text:p>
            <text:p text:style-name="P4">M: 0</text:p>
            <text:p text:style-name="P7">T: 12</text:p>
          </table:table-cell>
        </table:table-row>
        <table:table-row>
          <table:table-cell table:style-name="Table5.A2" office:value-type="string">
            <text:p text:style-name="P7">Beta</text:p>
          </table:table-cell>
          <table:table-cell table:style-name="Table5.A2" office:value-type="string">
            <text:p text:style-name="P4">C: 416542</text:p>
            <text:p text:style-name="P4">M: 417829</text:p>
            <text:p text:style-name="P7">T: 8</text:p>
          </table:table-cell>
          <table:table-cell table:style-name="Table5.A2" office:value-type="string">
            <text:p text:style-name="P4">C: 818560</text:p>
            <text:p text:style-name="P4">M: 821118</text:p>
            <text:p text:style-name="P7">T: 12</text:p>
          </table:table-cell>
          <table:table-cell table:style-name="Table5.A2" office:value-type="string">
            <text:p text:style-name="P4">C: 46753</text:p>
            <text:p text:style-name="P4">M: 48032</text:p>
            <text:p text:style-name="P7">T: 0</text:p>
          </table:table-cell>
          <table:table-cell table:style-name="Table5.A2" office:value-type="string">
            <text:p text:style-name="P4">C: 1279</text:p>
            <text:p text:style-name="P4">M: 2558</text:p>
            <text:p text:style-name="P7">T: 0</text:p>
          </table:table-cell>
          <table:table-cell table:style-name="Table5.A2" office:value-type="string">
            <text:p text:style-name="P4">C: 6565853</text:p>
            <text:p text:style-name="P4">M: 6570981</text:p>
            <text:p text:style-name="P7">T: 11</text:p>
          </table:table-cell>
          <table:table-cell table:style-name="Table5.A2" office:value-type="string">
            <text:p text:style-name="P4">C: 13104640</text:p>
            <text:p text:style-name="P4">M: 13114878</text:p>
            <text:p text:style-name="P7">T: 14</text:p>
          </table:table-cell>
          <table:table-cell table:style-name="Table5.A2" office:value-type="string">
            <text:p text:style-name="P4">C: 825117</text:p>
            <text:p text:style-name="P4">M: 830236</text:p>
            <text:p text:style-name="P7">T: 10</text:p>
          </table:table-cell>
          <table:table-cell table:style-name="Table5.I2" office:value-type="string">
            <text:p text:style-name="P4">C: 5119</text:p>
            <text:p text:style-name="P4">M: 10238</text:p>
            <text:p text:style-name="P7">T: 0</text:p>
          </table:table-cell>
        </table:table-row>
        <table:table-row>
          <table:table-cell table:style-name="Table5.A2" office:value-type="string">
            <text:p text:style-name="P7">Gamma</text:p>
          </table:table-cell>
          <table:table-cell table:style-name="Table5.A2" office:value-type="string">
            <text:p text:style-name="P4">C: </text:p>
            <text:p text:style-name="P4">M: </text:p>
            <text:p text:style-name="P7">T: </text:p>
          </table:table-cell>
          <table:table-cell table:style-name="Table5.A2" office:value-type="string">
            <text:p text:style-name="P4">C: </text:p>
            <text:p text:style-name="P4">M: </text:p>
            <text:p text:style-name="P7">T: </text:p>
          </table:table-cell>
          <table:table-cell table:style-name="Table5.A2" office:value-type="string">
            <text:p text:style-name="P4">C: </text:p>
            <text:p text:style-name="P4">M: </text:p>
            <text:p text:style-name="P7">T: </text:p>
          </table:table-cell>
          <table:table-cell table:style-name="Table5.A2" office:value-type="string">
            <text:p text:style-name="P4">C: </text:p>
            <text:p text:style-name="P4">M: </text:p>
            <text:p text:style-name="P7">T: </text:p>
          </table:table-cell>
          <table:table-cell table:style-name="Table5.A2" office:value-type="string">
            <text:p text:style-name="P4">C: </text:p>
            <text:p text:style-name="P4">M: </text:p>
            <text:p text:style-name="P7">T: </text:p>
          </table:table-cell>
          <table:table-cell table:style-name="Table5.A2" office:value-type="string">
            <text:p text:style-name="P4">C: </text:p>
            <text:p text:style-name="P4">M: </text:p>
            <text:p text:style-name="P7">T: </text:p>
          </table:table-cell>
          <table:table-cell table:style-name="Table5.A2" office:value-type="string">
            <text:p text:style-name="P4">C: </text:p>
            <text:p text:style-name="P4">M: </text:p>
            <text:p text:style-name="P7">T: </text:p>
          </table:table-cell>
          <table:table-cell table:style-name="Table5.I2" office:value-type="string">
            <text:p text:style-name="P4">C: </text:p>
            <text:p text:style-name="P4">M: </text:p>
            <text:p text:style-name="P7">T: </text:p>
          </table:table-cell>
        </table:table-row>
        <table:table-row>
          <table:table-cell table:style-name="Table5.A2" office:value-type="string">
            <text:p text:style-name="P7">Delta</text:p>
          </table:table-cell>
          <table:table-cell table:style-name="Table5.A2" office:value-type="string">
            <text:p text:style-name="P4">C: 1583360</text:p>
            <text:p text:style-name="P4">M: 1247050</text:p>
            <text:p text:style-name="P7"><text:soft-page-break/>T: 13</text:p>
          </table:table-cell>
          <table:table-cell table:style-name="Table5.A2" office:value-type="string">
            <text:p text:style-name="P4">C: 1637120</text:p>
            <text:p text:style-name="P4">M: 2456959 </text:p>
            <text:p text:style-name="P7"><text:soft-page-break/>T: 9</text:p>
          </table:table-cell>
          <table:table-cell table:style-name="Table5.A2" office:value-type="string">
            <text:p text:style-name="P4">C: 1226240</text:p>
            <text:p text:style-name="P4">M: 137380</text:p>
            <text:p text:style-name="P7"><text:soft-page-break/>T: 24</text:p>
          </table:table-cell>
          <table:table-cell table:style-name="Table5.A2" office:value-type="string">
            <text:p text:style-name="P4">C: 1280</text:p>
            <text:p text:style-name="P4">M: 1</text:p>
            <text:p text:style-name="P7">T: 0</text:p>
          </table:table-cell>
          <table:table-cell table:style-name="Table5.A2" office:value-type="string">
            <text:p text:style-name="P4">C: 25948160</text:p>
            <text:p text:style-name="P4">M: 19687297</text:p>
            <text:p text:style-name="P7"><text:soft-page-break/>T: 546</text:p>
          </table:table-cell>
          <table:table-cell table:style-name="Table5.A2" office:value-type="string">
            <text:p text:style-name="P4">C: 26209280</text:p>
            <text:p text:style-name="P4">M: 39319039</text:p>
            <text:p text:style-name="P7"><text:soft-page-break/>T: 609</text:p>
          </table:table-cell>
          <table:table-cell table:style-name="Table5.A2" office:value-type="string">
            <text:p text:style-name="P4">C: 24683520</text:p>
            <text:p text:style-name="P4">M: 2464815</text:p>
            <text:p text:style-name="P7"><text:soft-page-break/>T: 29</text:p>
          </table:table-cell>
          <table:table-cell table:style-name="Table5.I2" office:value-type="string">
            <text:p text:style-name="P4">C: 5120</text:p>
            <text:p text:style-name="P4">M: 1</text:p>
            <text:p text:style-name="P7">T: 0</text:p>
          </table:table-cell>
        </table:table-row>
        <table:table-row>
          <table:table-cell table:style-name="Table5.A2" office:value-type="string">
            <text:p text:style-name="P7">Epsilon</text:p>
          </table:table-cell>
          <table:table-cell table:style-name="Table5.A2" office:value-type="string">
            <text:p text:style-name="P4">C: 11600</text:p>
            <text:p text:style-name="P4">M: 26624</text:p>
            <text:p text:style-name="P7">T: 2</text:p>
          </table:table-cell>
          <table:table-cell table:style-name="Table5.A2" office:value-type="string">
            <text:p text:style-name="P4">C: 6400</text:p>
            <text:p text:style-name="P4">M: 26624</text:p>
            <text:p text:style-name="P7">T: 0</text:p>
          </table:table-cell>
          <table:table-cell table:style-name="Table5.A2" office:value-type="string">
            <text:p text:style-name="P4">C: 10414</text:p>
            <text:p text:style-name="P4">M: 26624</text:p>
            <text:p text:style-name="P7">T: 0</text:p>
          </table:table-cell>
          <table:table-cell table:style-name="Table5.A2" office:value-type="string">
            <text:p text:style-name="P4">C: 6912</text:p>
            <text:p text:style-name="P4">M: 26624</text:p>
            <text:p text:style-name="P7">T: 1</text:p>
          </table:table-cell>
          <table:table-cell table:style-name="Table5.A2" office:value-type="string">
            <text:p text:style-name="P4">C: 56750</text:p>
            <text:p text:style-name="P4">M: 126976</text:p>
            <text:p text:style-name="P7">T: 1</text:p>
          </table:table-cell>
          <table:table-cell table:style-name="Table5.A2" office:value-type="string">
            <text:p text:style-name="P4">C: 30720</text:p>
            <text:p text:style-name="P4">M: 126976</text:p>
            <text:p text:style-name="P7">T: 1</text:p>
          </table:table-cell>
          <table:table-cell table:style-name="Table5.A2" office:value-type="string">
            <text:p text:style-name="P4">C: 51570</text:p>
            <text:p text:style-name="P4">M: 126976</text:p>
            <text:p text:style-name="P7">T: 3</text:p>
          </table:table-cell>
          <table:table-cell table:style-name="Table5.I2" office:value-type="string">
            <text:p text:style-name="P4">C: 32768</text:p>
            <text:p text:style-name="P4">M: 126976</text:p>
            <text:p text:style-name="P7">T: 0</text:p>
          </table:table-cell>
        </table:table-row>
        <table:table-row>
          <table:table-cell table:style-name="Table5.A2" office:value-type="string">
            <text:p text:style-name="P7">Zeta</text:p>
          </table:table-cell>
          <table:table-cell table:style-name="Table5.A2" office:value-type="string">
            <text:p text:style-name="P4">C: 20441</text:p>
            <text:p text:style-name="P4">M: 10720</text:p>
            <text:p text:style-name="P7">T: 2</text:p>
          </table:table-cell>
          <table:table-cell table:style-name="Table5.A2" office:value-type="string">
            <text:p text:style-name="P4">C: 821758</text:p>
            <text:p text:style-name="P4">M: 3199</text:p>
            <text:p text:style-name="P7">T: 2</text:p>
          </table:table-cell>
          <table:table-cell table:style-name="Table5.A2" office:value-type="string">
            <text:p text:style-name="P4">C: 129763</text:p>
            <text:p text:style-name="P4">M: 1867</text:p>
            <text:p text:style-name="P7">T: 0</text:p>
          </table:table-cell>
          <table:table-cell table:style-name="Table5.A2" office:value-type="string">
            <text:p text:style-name="P4">C: 821118</text:p>
            <text:p text:style-name="P4">M: 1279</text:p>
            <text:p text:style-name="P7">T: 2</text:p>
          </table:table-cell>
          <table:table-cell table:style-name="Table5.A2" office:value-type="string">
            <text:p text:style-name="P4">C: 101856</text:p>
            <text:p text:style-name="P4">M: 49252</text:p>
            <text:p text:style-name="P7">T: 1</text:p>
          </table:table-cell>
          <table:table-cell table:style-name="Table5.A2" office:value-type="string">
            <text:p text:style-name="P4">C: 13117438</text:p>
            <text:p text:style-name="P4">M: 12799</text:p>
            <text:p text:style-name="P7">T: 15</text:p>
          </table:table-cell>
          <table:table-cell table:style-name="Table5.A2" office:value-type="string">
            <text:p text:style-name="P4">C: 282726</text:p>
            <text:p text:style-name="P4">M: 8233</text:p>
            <text:p text:style-name="P7">T: 6</text:p>
          </table:table-cell>
          <table:table-cell table:style-name="Table5.I2" office:value-type="string">
            <text:p text:style-name="P4">C: 13114878</text:p>
            <text:p text:style-name="P4">M: 5119</text:p>
            <text:p text:style-name="P7">T: 19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 table:number-columns-repeated="9"/>
        <table:table-row>
          <table:table-cell table:style-name="Table6.A1" office:value-type="string">
            <text:p text:style-name="P7">Sort Name</text:p>
          </table:table-cell>
          <table:table-cell table:style-name="Table6.A1" office:value-type="string">
            <text:p text:style-name="P7">Random 20480</text:p>
          </table:table-cell>
          <table:table-cell table:style-name="Table6.A1" office:value-type="string">
            <text:p text:style-name="P7">RevOrd 20480</text:p>
          </table:table-cell>
          <table:table-cell table:style-name="Table6.A1" office:value-type="string">
            <text:p text:style-name="P4">AlmOrd 20480</text:p>
          </table:table-cell>
          <table:table-cell table:style-name="Table6.A1" office:value-type="string">
            <text:p text:style-name="P7">InOrd 20480</text:p>
          </table:table-cell>
          <table:table-cell table:style-name="Table6.A1" office:value-type="string">
            <text:p text:style-name="P7">Random 5120</text:p>
          </table:table-cell>
          <table:table-cell table:style-name="Table6.A1" office:value-type="string">
            <text:p text:style-name="P7">RevOrd <text:s/>5120</text:p>
          </table:table-cell>
          <table:table-cell table:style-name="Table6.A1" office:value-type="string">
            <text:p text:style-name="P4">AlmOrd </text:p>
            <text:p text:style-name="P7">5120</text:p>
          </table:table-cell>
          <table:table-cell table:style-name="Table6.I1" office:value-type="string">
            <text:p text:style-name="P4">InOrd </text:p>
            <text:p text:style-name="P7">5120</text:p>
          </table:table-cell>
        </table:table-row>
        <table:table-row>
          <table:table-cell table:style-name="Table6.A2" office:value-type="string">
            <text:p text:style-name="P7">Alpha</text:p>
          </table:table-cell>
          <table:table-cell table:style-name="Table6.A2" office:value-type="string">
            <text:p text:style-name="P4">C: 209704960</text:p>
            <text:p text:style-name="P4">M: 61437</text:p>
            <text:p text:style-name="P7">T: 283</text:p>
          </table:table-cell>
          <table:table-cell table:style-name="Table6.A2" office:value-type="string">
            <text:p text:style-name="P4">C: 209704960</text:p>
            <text:p text:style-name="P4">M: 30720</text:p>
            <text:p text:style-name="P7">T: 256</text:p>
          </table:table-cell>
          <table:table-cell table:style-name="Table6.A2" office:value-type="string">
            <text:p text:style-name="P4">C: 209704960</text:p>
            <text:p text:style-name="P4">M: 3072</text:p>
            <text:p text:style-name="P7">T: 286</text:p>
          </table:table-cell>
          <table:table-cell table:style-name="Table6.A2" office:value-type="string">
            <text:p text:style-name="P4">C: 209704960</text:p>
            <text:p text:style-name="P4">M: 0</text:p>
            <text:p text:style-name="P7">T: 227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I2" office:value-type="string">
            <text:p text:style-name="P4">C: </text:p>
            <text:p text:style-name="P4">M: </text:p>
            <text:p text:style-name="P7">T: </text:p>
          </table:table-cell>
        </table:table-row>
        <table:table-row>
          <table:table-cell table:style-name="Table6.A2" office:value-type="string">
            <text:p text:style-name="P7">Beta</text:p>
          </table:table-cell>
          <table:table-cell table:style-name="Table6.A2" office:value-type="string">
            <text:p text:style-name="P4">C: 103970994</text:p>
            <text:p text:style-name="P4">M: 103991481</text:p>
            <text:p text:style-name="P7">T: 194</text:p>
          </table:table-cell>
          <table:table-cell table:style-name="Table6.A2" office:value-type="string">
            <text:p text:style-name="P4">C: 209704960</text:p>
            <text:p text:style-name="P4">M: 209745918</text:p>
            <text:p text:style-name="P7">T: 197</text:p>
          </table:table-cell>
          <table:table-cell table:style-name="Table6.A2" office:value-type="string">
            <text:p text:style-name="P4">C: 12946397</text:p>
            <text:p text:style-name="P4">M: 12966876</text:p>
            <text:p text:style-name="P7">T: 17</text:p>
          </table:table-cell>
          <table:table-cell table:style-name="Table6.A2" office:value-type="string">
            <text:p text:style-name="P4">C: 20479</text:p>
            <text:p text:style-name="P4">M: 40958</text:p>
            <text:p text:style-name="P4">T: 0</text:p>
            <text:p text:style-name="P7"/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I2" office:value-type="string">
            <text:p text:style-name="P4">C: </text:p>
            <text:p text:style-name="P4">M: </text:p>
            <text:p text:style-name="P7">T: </text:p>
          </table:table-cell>
        </table:table-row>
        <table:table-row>
          <table:table-cell table:style-name="Table6.A2" office:value-type="string">
            <text:p text:style-name="P7">Gamma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I2" office:value-type="string">
            <text:p text:style-name="P4">C: </text:p>
            <text:p text:style-name="P4">M: </text:p>
            <text:p text:style-name="P7">T: </text:p>
          </table:table-cell>
        </table:table-row>
        <table:table-row>
          <table:table-cell table:style-name="Table6.A2" office:value-type="string">
            <text:p text:style-name="P7">Delta</text:p>
          </table:table-cell>
          <table:table-cell table:style-name="Table6.A2" office:value-type="string">
            <text:p text:style-name="P4">C: 415047680</text:p>
            <text:p text:style-name="P4">M: 311871835</text:p>
            <text:p text:style-name="P7">T: 629</text:p>
          </table:table-cell>
          <table:table-cell table:style-name="Table6.A2" office:value-type="string">
            <text:p text:style-name="P4">C: 419409920</text:p>
            <text:p text:style-name="P4">M: 629135359</text:p>
            <text:p text:style-name="P7">T: 9385</text:p>
          </table:table-cell>
          <table:table-cell table:style-name="Table6.A2" office:value-type="string">
            <text:p text:style-name="P4">C: 406794240</text:p>
            <text:p text:style-name="P4">M: 38797617</text:p>
            <text:p text:style-name="P7">T: 7567</text:p>
          </table:table-cell>
          <table:table-cell table:style-name="Table6.A2" office:value-type="string">
            <text:p text:style-name="P4">C: 20480</text:p>
            <text:p text:style-name="P4">M: 1</text:p>
            <text:p text:style-name="P7">T: 1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I2" office:value-type="string">
            <text:p text:style-name="P4">C: </text:p>
            <text:p text:style-name="P4">M: </text:p>
            <text:p text:style-name="P7">T: </text:p>
          </table:table-cell>
        </table:table-row>
        <table:table-row>
          <table:table-cell table:style-name="Table6.A2" office:value-type="string">
            <text:p text:style-name="P7">Epsilon</text:p>
          </table:table-cell>
          <table:table-cell table:style-name="Table6.A2" office:value-type="string">
            <text:p text:style-name="P4">C: 267805</text:p>
            <text:p text:style-name="P4">M: 589824</text:p>
            <text:p text:style-name="P7">T: 7</text:p>
          </table:table-cell>
          <table:table-cell table:style-name="Table6.A2" office:value-type="string">
            <text:p text:style-name="P4">C: 143360</text:p>
            <text:p text:style-name="P4">M: 589824</text:p>
            <text:p text:style-name="P7">T: 3</text:p>
          </table:table-cell>
          <table:table-cell table:style-name="Table6.A2" office:value-type="string">
            <text:p text:style-name="P4">C: 250434</text:p>
            <text:p text:style-name="P4">M: 589824</text:p>
            <text:p text:style-name="P7">T: 3</text:p>
          </table:table-cell>
          <table:table-cell table:style-name="Table6.A2" office:value-type="string">
            <text:p text:style-name="P4">C: 151552</text:p>
            <text:p text:style-name="P4">M: 589824</text:p>
            <text:p text:style-name="P7">T: 3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I2" office:value-type="string">
            <text:p text:style-name="P4">C: </text:p>
            <text:p text:style-name="P4">M: </text:p>
            <text:p text:style-name="P7">T: </text:p>
          </table:table-cell>
        </table:table-row>
        <table:table-row>
          <table:table-cell table:style-name="Table6.A2" office:value-type="string">
            <text:p text:style-name="P7">Zeta</text:p>
          </table:table-cell>
          <table:table-cell table:style-name="Table6.A2" office:value-type="string">
            <text:p text:style-name="P4">C: 474817</text:p>
            <text:p text:style-name="P4">M: 223972</text:p>
            <text:p text:style-name="P7">T: 4</text:p>
          </table:table-cell>
          <table:table-cell table:style-name="Table6.A2" office:value-type="string">
            <text:p text:style-name="P1">C: </text:p>
            <text:p text:style-name="P4">M: </text:p>
            <text:p text:style-name="P4">T: </text:p>
            <text:p text:style-name="P7">quicksort?</text:p>
          </table:table-cell>
          <table:table-cell table:style-name="Table6.A2" office:value-type="string">
            <text:p text:style-name="P4">C: 939721</text:p>
            <text:p text:style-name="P4">M: 35011</text:p>
            <text:p text:style-name="P7">T: 2</text:p>
          </table:table-cell>
          <table:table-cell table:style-name="Table6.A2" office:value-type="string">
            <text:p text:style-name="P4">C: </text:p>
            <text:p text:style-name="P4">M: </text:p>
            <text:p text:style-name="P4">T: </text:p>
            <text:p text:style-name="P7">quicksort?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A2" office:value-type="string">
            <text:p text:style-name="P4">C: </text:p>
            <text:p text:style-name="P4">M: </text:p>
            <text:p text:style-name="P7">T: </text:p>
          </table:table-cell>
          <table:table-cell table:style-name="Table6.I2" office:value-type="string">
            <text:p text:style-name="P4">C: </text:p>
            <text:p text:style-name="P4">M: </text:p>
            <text:p text:style-name="P7">T: 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3T18:29:11.839721953</dc:date>
    <dc:creator>Megan Chu</dc:creator>
    <meta:editing-duration>PT31M46S</meta:editing-duration>
    <meta:editing-cycles>2</meta:editing-cycles>
    <meta:generator>LibreOffice/4.3.7.2$Linux_X86_64 LibreOffice_project/430$Build-2</meta:generator>
    <meta:document-statistic meta:table-count="6" meta:image-count="0" meta:object-count="0" meta:page-count="3" meta:paragraph-count="960" meta:word-count="1691" meta:character-count="5313" meta:non-whitespace-character-count="4392"/>
  </office:meta>
</office:document-meta>
</file>